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0f9d21" officeooo:paragraph-rsid="000f9d21"/>
    </style:style>
    <style:style style:name="P3" style:family="paragraph" style:parent-style-name="Standard">
      <style:text-properties officeooo:rsid="0012b3da" officeooo:paragraph-rsid="0012b3d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3">(특정 분야의?논문의?)</text:p>
      <text:p text:style-name="P3"><text:span text:style-name="T1">인지도</text:span>와 <text:span text:style-name="T1">관련 유튜브 컨텐츠</text:span> (시간적, 양적, 언어/지역적, )관계</text:p>
      <text:p text:style-name="P3">인지도: SNS언급 수</text:p>
      <text:p text:style-name="P3"/>
      <text:p text:style-name="P3">연도별 토픽의 누적 트윗 수vs누적 컨텐츠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4-08T16:49:40.610825758</dc:date>
    <meta:editing-duration>PT1H15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64" meta:character-count="272" meta:non-whitespace-character-count="250"/>
  </office:meta>
</office:document-meta>
</file>